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ummary_C1.1_en_differen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0.501267057234709" calcext:value-type="float">
            <text:p>0.501267057234709</text:p>
          </table:table-cell>
          <table:table-cell office:value-type="float" office:value="0.0138479142794073" calcext:value-type="float">
            <text:p>0.013847914279407</text:p>
          </table:table-cell>
          <table:table-cell office:value-type="float" office:value="-0.0159993390793077" calcext:value-type="float">
            <text:p>-0.015999339079308</text:p>
          </table:table-cell>
          <table:table-cell office:value-type="float" office:value="-0.0135647576042927" calcext:value-type="float">
            <text:p>-0.013564757604293</text:p>
          </table:table-cell>
          <table:table-cell office:value-type="float" office:value="0.180501818222124" calcext:value-type="float">
            <text:p>0.180501818222124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0.501267035825348" calcext:value-type="float">
            <text:p>0.501267035825348</text:p>
          </table:table-cell>
          <table:table-cell office:value-type="float" office:value="-0.0161150432109817" calcext:value-type="float">
            <text:p>-0.016115043210982</text:p>
          </table:table-cell>
          <table:table-cell office:value-type="float" office:value="-0.0160297926469069" calcext:value-type="float">
            <text:p>-0.016029792646907</text:p>
          </table:table-cell>
          <table:table-cell office:value-type="float" office:value="-0.0738206703975576" calcext:value-type="float">
            <text:p>-0.073820670397558</text:p>
          </table:table-cell>
          <table:table-cell office:value-type="float" office:value="0.180513969788468" calcext:value-type="float">
            <text:p>0.180513969788468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table:style-name="ce1" office:value-type="float" office:value="-3.85403355491223" calcext:value-type="float">
            <text:p>-3.85403355491223</text:p>
          </table:table-cell>
          <table:table-cell office:value-type="float" office:value="0.126924962917439" calcext:value-type="float">
            <text:p>0.126924962917439</text:p>
          </table:table-cell>
          <table:table-cell office:value-type="float" office:value="0.369528819620343" calcext:value-type="float">
            <text:p>0.369528819620343</text:p>
          </table:table-cell>
          <table:table-cell office:value-type="float" office:value="0.286510185360926" calcext:value-type="float">
            <text:p>0.286510185360926</text:p>
          </table:table-cell>
          <table:table-cell office:value-type="float" office:value="-2.78381692516202" calcext:value-type="float">
            <text:p>-2.78381692516202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0.00732025361417553" calcext:value-type="float">
            <text:p>0.007320253614176</text:p>
          </table:table-cell>
          <table:table-cell office:value-type="float" office:value="0.00589567881363361" calcext:value-type="float">
            <text:p>0.005895678813634</text:p>
          </table:table-cell>
          <table:table-cell table:style-name="ce1" office:value-type="float" office:value="1.94163641156518" calcext:value-type="float">
            <text:p>1.94163641156518</text:p>
          </table:table-cell>
          <table:table-cell office:value-type="float" office:value="0.00440918193774007" calcext:value-type="float">
            <text:p>0.00440918193774</text:p>
          </table:table-cell>
          <table:table-cell office:value-type="float" office:value="0.00732025361417553" calcext:value-type="float">
            <text:p>0.007320253614176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office:value-type="float" office:value="-0.386824819564168" calcext:value-type="float">
            <text:p>-0.386824819564168</text:p>
          </table:table-cell>
          <table:table-cell office:value-type="float" office:value="-0.158622898257343" calcext:value-type="float">
            <text:p>-0.158622898257343</text:p>
          </table:table-cell>
          <table:table-cell table:style-name="ce1" office:value-type="float" office:value="-10.0041150779072" calcext:value-type="float">
            <text:p>-10.0041150779072</text:p>
          </table:table-cell>
          <table:table-cell table:style-name="ce1" office:value-type="float" office:value="-1.56266784868902" calcext:value-type="float">
            <text:p>-1.56266784868902</text:p>
          </table:table-cell>
          <table:table-cell table:style-name="ce1" office:value-type="float" office:value="11.4192962660156" calcext:value-type="float">
            <text:p>11.4192962660156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0.000768015506148585" calcext:value-type="float">
            <text:p>0.000768015506149</text:p>
          </table:table-cell>
          <table:table-cell office:value-type="float" office:value="0.00838212201969859" calcext:value-type="float">
            <text:p>0.008382122019699</text:p>
          </table:table-cell>
          <table:table-cell office:value-type="float" office:value="0.0611813779442992" calcext:value-type="float">
            <text:p>0.061181377944299</text:p>
          </table:table-cell>
          <table:table-cell office:value-type="float" office:value="0.02969835808217" calcext:value-type="float">
            <text:p>0.02969835808217</text:p>
          </table:table-cell>
          <table:table-cell office:value-type="float" office:value="0.000768015506148585" calcext:value-type="float">
            <text:p>0.0007680155061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1.18502505986961" calcext:value-type="float">
            <text:p>1.18502505986961</text:p>
          </table:table-cell>
          <table:table-cell office:value-type="float" office:value="-0.115137482253868" calcext:value-type="float">
            <text:p>-0.115137482253868</text:p>
          </table:table-cell>
          <table:table-cell office:value-type="float" office:value="-0.0117476092405715" calcext:value-type="float">
            <text:p>-0.011747609240572</text:p>
          </table:table-cell>
          <table:table-cell office:value-type="float" office:value="-0.105746854353151" calcext:value-type="float">
            <text:p>-0.105746854353151</text:p>
          </table:table-cell>
          <table:table-cell office:value-type="float" office:value="0.794043313765185" calcext:value-type="float">
            <text:p>0.794043313765185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1.29746285397462" calcext:value-type="float">
            <text:p>1.29746285397462</text:p>
          </table:table-cell>
          <table:table-cell office:value-type="float" office:value="-0.146188628976975" calcext:value-type="float">
            <text:p>-0.146188628976975</text:p>
          </table:table-cell>
          <table:table-cell office:value-type="float" office:value="-0.0118700838270415" calcext:value-type="float">
            <text:p>-0.011870083827042</text:p>
          </table:table-cell>
          <table:table-cell office:value-type="float" office:value="-0.167290334052263" calcext:value-type="float">
            <text:p>-0.167290334052263</text:p>
          </table:table-cell>
          <table:table-cell office:value-type="float" office:value="0.794055561223835" calcext:value-type="float">
            <text:p>0.794055561223835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table:style-name="ce1" office:value-type="float" office:value="-8.68355959422309" calcext:value-type="float">
            <text:p>-8.68355959422309</text:p>
          </table:table-cell>
          <table:table-cell office:value-type="float" office:value="0.955726566669445" calcext:value-type="float">
            <text:p>0.955726566669445</text:p>
          </table:table-cell>
          <table:table-cell office:value-type="float" office:value="0.421121945860101" calcext:value-type="float">
            <text:p>0.421121945860101</text:p>
          </table:table-cell>
          <table:table-cell office:value-type="float" office:value="1.0742773800712" calcext:value-type="float">
            <text:p>1.0742773800712</text:p>
          </table:table-cell>
          <table:table-cell office:value-type="float" office:value="-7.07360266521731" calcext:value-type="float">
            <text:p>-7.07360266521731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0.102684672347805" calcext:value-type="float">
            <text:p>0.102684672347805</text:p>
          </table:table-cell>
          <table:table-cell office:value-type="float" office:value="0.0768274807759822" calcext:value-type="float">
            <text:p>0.076827480775982</text:p>
          </table:table-cell>
          <table:table-cell office:value-type="float" office:value="2.02655255007479" calcext:value-type="float">
            <text:p>2.02655255007479</text:p>
          </table:table-cell>
          <table:table-cell office:value-type="float" office:value="0.0997708247478257" calcext:value-type="float">
            <text:p>0.099770824747826</text:p>
          </table:table-cell>
          <table:table-cell office:value-type="float" office:value="0.102684672347805" calcext:value-type="float">
            <text:p>0.102684672347805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office:value-type="float" office:value="-0.466886136738278" calcext:value-type="float">
            <text:p>-0.466886136738278</text:p>
          </table:table-cell>
          <table:table-cell office:value-type="float" office:value="-0.00146199578609161" calcext:value-type="float">
            <text:p>-0.001461995786092</text:p>
          </table:table-cell>
          <table:table-cell table:style-name="ce1" office:value-type="float" office:value="-9.97990640307715" calcext:value-type="float">
            <text:p>-9.97990640307715</text:p>
          </table:table-cell>
          <table:table-cell office:value-type="float" office:value="-1.7300294187959" calcext:value-type="float">
            <text:p>-1.7300294187959</text:p>
          </table:table-cell>
          <table:table-cell table:style-name="ce1" office:value-type="float" office:value="11.3297461076002" calcext:value-type="float">
            <text:p>11.3297461076002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-0.0845061348193118" calcext:value-type="float">
            <text:p>-0.084506134819312</text:p>
          </table:table-cell>
          <table:table-cell office:value-type="float" office:value="0.053446694619765" calcext:value-type="float">
            <text:p>0.053446694619765</text:p>
          </table:table-cell>
          <table:table-cell office:value-type="float" office:value="-0.0218366932503368" calcext:value-type="float">
            <text:p>-0.021836693250337</text:p>
          </table:table-cell>
          <table:table-cell office:value-type="float" office:value="-0.0556004621576396" calcext:value-type="float">
            <text:p>-0.05560046215764</text:p>
          </table:table-cell>
          <table:table-cell office:value-type="float" office:value="-0.0845061348193118" calcext:value-type="float">
            <text:p>-0.0845061348193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0.405627847162014" calcext:value-type="float">
            <text:p>0.405627847162014</text:p>
          </table:table-cell>
          <table:table-cell office:value-type="float" office:value="-0.118640489782198" calcext:value-type="float">
            <text:p>-0.118640489782198</text:p>
          </table:table-cell>
          <table:table-cell office:value-type="float" office:value="-0.0370271007408284" calcext:value-type="float">
            <text:p>-0.037027100740828</text:p>
          </table:table-cell>
          <table:table-cell office:value-type="float" office:value="-0.189773585243283" calcext:value-type="float">
            <text:p>-0.189773585243283</text:p>
          </table:table-cell>
          <table:table-cell office:value-type="float" office:value="-0.240625072026778" calcext:value-type="float">
            <text:p>-0.240625072026778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0.405619136319022" calcext:value-type="float">
            <text:p>0.405619136319022</text:p>
          </table:table-cell>
          <table:table-cell office:value-type="float" office:value="-0.118640472344754" calcext:value-type="float">
            <text:p>-0.118640472344754</text:p>
          </table:table-cell>
          <table:table-cell office:value-type="float" office:value="-0.0371580088487039" calcext:value-type="float">
            <text:p>-0.037158008848704</text:p>
          </table:table-cell>
          <table:table-cell office:value-type="float" office:value="-0.246507976359057" calcext:value-type="float">
            <text:p>-0.246507976359057</text:p>
          </table:table-cell>
          <table:table-cell office:value-type="float" office:value="-0.240616326241502" calcext:value-type="float">
            <text:p>-0.240616326241502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table:style-name="ce1" office:value-type="float" office:value="-2.72021643598549" calcext:value-type="float">
            <text:p>-2.72021643598549</text:p>
          </table:table-cell>
          <table:table-cell office:value-type="float" office:value="-0.4293704593703" calcext:value-type="float">
            <text:p>-0.4293704593703</text:p>
          </table:table-cell>
          <table:table-cell office:value-type="float" office:value="0.00880293061613376" calcext:value-type="float">
            <text:p>0.008802930616134</text:p>
          </table:table-cell>
          <table:table-cell office:value-type="float" office:value="0.752774247239409" calcext:value-type="float">
            <text:p>0.752774247239409</text:p>
          </table:table-cell>
          <table:table-cell office:value-type="float" office:value="-8.43646510268029" calcext:value-type="float">
            <text:p>-8.43646510268029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-0.176651407760213" calcext:value-type="float">
            <text:p>-0.176651407760213</text:p>
          </table:table-cell>
          <table:table-cell office:value-type="float" office:value="-0.203943389581168" calcext:value-type="float">
            <text:p>-0.203943389581168</text:p>
          </table:table-cell>
          <table:table-cell office:value-type="float" office:value="1.41406341756604" calcext:value-type="float">
            <text:p>1.41406341756604</text:p>
          </table:table-cell>
          <table:table-cell office:value-type="float" office:value="-0.154645228477756" calcext:value-type="float">
            <text:p>-0.154645228477756</text:p>
          </table:table-cell>
          <table:table-cell office:value-type="float" office:value="-0.127721467233133" calcext:value-type="float">
            <text:p>-0.127721467233133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table:style-name="ce1" office:value-type="float" office:value="-6.50639557949314" calcext:value-type="float">
            <text:p>-6.50639557949314</text:p>
          </table:table-cell>
          <table:table-cell office:value-type="float" office:value="-1.42900498612464" calcext:value-type="float">
            <text:p>-1.42900498612464</text:p>
          </table:table-cell>
          <table:table-cell table:style-name="ce1" office:value-type="float" office:value="-19.7728314619549" calcext:value-type="float">
            <text:p>-19.7728314619549</text:p>
          </table:table-cell>
          <table:table-cell table:style-name="ce1" office:value-type="float" office:value="-10.8060416218676" calcext:value-type="float">
            <text:p>-10.8060416218676</text:p>
          </table:table-cell>
          <table:table-cell table:style-name="ce1" office:value-type="float" office:value="115.061033138893" calcext:value-type="float">
            <text:p>115.061033138893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0.318460533706579" calcext:value-type="float">
            <text:p>0.318460533706579</text:p>
          </table:table-cell>
          <table:table-cell office:value-type="float" office:value="0.363630716826503" calcext:value-type="float">
            <text:p>0.363630716826503</text:p>
          </table:table-cell>
          <table:table-cell office:value-type="float" office:value="0.330109406015423" calcext:value-type="float">
            <text:p>0.330109406015423</text:p>
          </table:table-cell>
          <table:table-cell office:value-type="float" office:value="0.28407346959838" calcext:value-type="float">
            <text:p>0.28407346959838</text:p>
          </table:table-cell>
          <table:table-cell office:value-type="float" office:value="0.237472893519238" calcext:value-type="float">
            <text:p>0.2374728935192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1.06985748200925" calcext:value-type="float">
            <text:p>1.06985748200925</text:p>
          </table:table-cell>
          <table:table-cell office:value-type="float" office:value="-0.203028318696284" calcext:value-type="float">
            <text:p>-0.203028318696284</text:p>
          </table:table-cell>
          <table:table-cell office:value-type="float" office:value="-0.0301718841359873" calcext:value-type="float">
            <text:p>-0.030171884135987</text:p>
          </table:table-cell>
          <table:table-cell office:value-type="float" office:value="-0.275545627442241" calcext:value-type="float">
            <text:p>-0.275545627442241</text:p>
          </table:table-cell>
          <table:table-cell office:value-type="float" office:value="0.338318903038842" calcext:value-type="float">
            <text:p>0.338318903038842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1.06985308806038" calcext:value-type="float">
            <text:p>1.06985308806038</text:p>
          </table:table-cell>
          <table:table-cell office:value-type="float" office:value="-0.203028323074992" calcext:value-type="float">
            <text:p>-0.203028323074992</text:p>
          </table:table-cell>
          <table:table-cell office:value-type="float" office:value="-0.0302596787722252" calcext:value-type="float">
            <text:p>-0.030259678772225</text:p>
          </table:table-cell>
          <table:table-cell office:value-type="float" office:value="-0.331292439330428" calcext:value-type="float">
            <text:p>-0.331292439330428</text:p>
          </table:table-cell>
          <table:table-cell office:value-type="float" office:value="0.338327677659278" calcext:value-type="float">
            <text:p>0.338327677659278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table:style-name="ce1" office:value-type="float" office:value="-6.01734848802588" calcext:value-type="float">
            <text:p>-6.01734848802588</text:p>
          </table:table-cell>
          <table:table-cell office:value-type="float" office:value="0.0529550840121761" calcext:value-type="float">
            <text:p>0.052955084012176</text:p>
          </table:table-cell>
          <table:table-cell office:value-type="float" office:value="-0.0856511739285746" calcext:value-type="float">
            <text:p>-0.085651173928575</text:p>
          </table:table-cell>
          <table:table-cell office:value-type="float" office:value="1.1258187651715" calcext:value-type="float">
            <text:p>1.1258187651715</text:p>
          </table:table-cell>
          <table:table-cell office:value-type="float" office:value="-11.0210701815778" calcext:value-type="float">
            <text:p>-11.0210701815778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-0.064200259792612" calcext:value-type="float">
            <text:p>-0.064200259792612</text:p>
          </table:table-cell>
          <table:table-cell office:value-type="float" office:value="-0.253968782255906" calcext:value-type="float">
            <text:p>-0.253968782255906</text:p>
          </table:table-cell>
          <table:table-cell office:value-type="float" office:value="1.33213725464834" calcext:value-type="float">
            <text:p>1.33213725464834</text:p>
          </table:table-cell>
          <table:table-cell office:value-type="float" office:value="-0.231770589697554" calcext:value-type="float">
            <text:p>-0.231770589697554</text:p>
          </table:table-cell>
          <table:table-cell office:value-type="float" office:value="-0.198723361878912" calcext:value-type="float">
            <text:p>-0.198723361878912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table:style-name="ce1" office:value-type="float" office:value="-6.64483835956096" calcext:value-type="float">
            <text:p>-6.64483835956096</text:p>
          </table:table-cell>
          <table:table-cell office:value-type="float" office:value="-0.773216530084396" calcext:value-type="float">
            <text:p>-0.773216530084396</text:p>
          </table:table-cell>
          <table:table-cell table:style-name="ce1" office:value-type="float" office:value="-19.3113375455236" calcext:value-type="float">
            <text:p>-19.3113375455236</text:p>
          </table:table-cell>
          <table:table-cell table:style-name="ce1" office:value-type="float" office:value="-10.8368267153792" calcext:value-type="float">
            <text:p>-10.8368267153792</text:p>
          </table:table-cell>
          <table:table-cell table:style-name="ce1" office:value-type="float" office:value="114.799697557999" calcext:value-type="float">
            <text:p>114.799697557999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0.355020183169949" calcext:value-type="float">
            <text:p>0.355020183169949</text:p>
          </table:table-cell>
          <table:table-cell office:value-type="float" office:value="0.338982880522614" calcext:value-type="float">
            <text:p>0.338982880522614</text:p>
          </table:table-cell>
          <table:table-cell office:value-type="float" office:value="0.344285872435463" calcext:value-type="float">
            <text:p>0.344285872435463</text:p>
          </table:table-cell>
          <table:table-cell office:value-type="float" office:value="0.295599922800867" calcext:value-type="float">
            <text:p>0.295599922800867</text:p>
          </table:table-cell>
          <table:table-cell office:value-type="float" office:value="0.247468494431703" calcext:value-type="float">
            <text:p>0.247468494431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20:58:43.63904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9-01-04T22:16:27.855227422</dc:date>
    <dc:creator>Ye Wang</dc:creator>
    <meta:editing-duration>PT1H8M12S</meta:editing-duration>
    <meta:editing-cycles>4</meta:editing-cycles>
    <meta:document-statistic meta:table-count="1" meta:cell-count="172" meta:object-count="0"/>
  </office:meta>
</office:document-meta>
</file>